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8681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2_distanceAlgorithm_STATISTICS_Algorithms_MAGNETIC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OD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ERCENTILE-1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2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5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7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ILE-9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opalnia_DATASIZE_200_KNN_2_distanceAlgorithm_STATISTICS_Algorithms_RSSI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1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2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5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7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9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7T22:21:21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